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7mm"/>
    </style:style>
    <style:style style:name="co2" style:family="table-column">
      <style:table-column-properties fo:break-before="auto" style:column-width="48.56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45.83mm"/>
    </style:style>
    <style:style style:name="co5" style:family="table-column">
      <style:table-column-properties fo:break-before="auto" style:column-width="43.3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APE before log adjustment</text:p>
          </table:table-cell>
          <table:table-cell office:value-type="string" calcext:value-type="string">
            <text:p>MAE before log adjustment</text:p>
          </table:table-cell>
          <table:table-cell office:value-type="string" calcext:value-type="string">
            <text:p>MAPE after log adjustment</text:p>
          </table:table-cell>
          <table:table-cell office:value-type="string" calcext:value-type="string">
            <text:p>MAE after log adjustment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62.4770629402032" calcext:value-type="float">
            <text:p>62.4770629402</text:p>
          </table:table-cell>
          <table:table-cell office:value-type="float" office:value="31.4010976318607" calcext:value-type="float">
            <text:p>31.4010976319</text:p>
          </table:table-cell>
          <table:table-cell office:value-type="float" office:value="46.8717609570709" calcext:value-type="float">
            <text:p>46.8717609571</text:p>
          </table:table-cell>
          <table:table-cell office:value-type="float" office:value="31.279671613618" calcext:value-type="float">
            <text:p>31.2796716136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93.7850675596089" calcext:value-type="float">
            <text:p>93.7850675596</text:p>
          </table:table-cell>
          <table:table-cell office:value-type="float" office:value="14.6711164780561" calcext:value-type="float">
            <text:p>14.6711164781</text:p>
          </table:table-cell>
          <table:table-cell office:value-type="float" office:value="89.7922385315826" calcext:value-type="float">
            <text:p>89.7922385316</text:p>
          </table:table-cell>
          <table:table-cell office:value-type="float" office:value="14.6717282135318" calcext:value-type="float">
            <text:p>14.6717282135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68.6615138102906" calcext:value-type="float">
            <text:p>68.6615138103</text:p>
          </table:table-cell>
          <table:table-cell office:value-type="float" office:value="10.6278018603062" calcext:value-type="float">
            <text:p>10.6278018603</text:p>
          </table:table-cell>
          <table:table-cell office:value-type="float" office:value="36.5505558678257" calcext:value-type="float">
            <text:p>36.5505558678</text:p>
          </table:table-cell>
          <table:table-cell office:value-type="float" office:value="4.4700907876619" calcext:value-type="float">
            <text:p>4.4700907877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76.754586443725" calcext:value-type="float">
            <text:p>76.7545864437</text:p>
          </table:table-cell>
          <table:table-cell office:value-type="float" office:value="3.26765741814478" calcext:value-type="float">
            <text:p>3.2676574181</text:p>
          </table:table-cell>
          <table:table-cell office:value-type="float" office:value="43.5334788119328" calcext:value-type="float">
            <text:p>43.5334788119</text:p>
          </table:table-cell>
          <table:table-cell office:value-type="float" office:value="2.20231521525335" calcext:value-type="float">
            <text:p>2.2023152153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692.34318167921" calcext:value-type="float">
            <text:p>1692.3431816792</text:p>
          </table:table-cell>
          <table:table-cell office:value-type="float" office:value="129.014979762232" calcext:value-type="float">
            <text:p>129.0149797622</text:p>
          </table:table-cell>
          <table:table-cell office:value-type="float" office:value="44.2190867023271" calcext:value-type="float">
            <text:p>44.2190867023</text:p>
          </table:table-cell>
          <table:table-cell office:value-type="float" office:value="5.08977504146202" calcext:value-type="float">
            <text:p>5.0897750415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209.27935350803" calcext:value-type="float">
            <text:p>209.279353508</text:p>
          </table:table-cell>
          <table:table-cell office:value-type="float" office:value="16.279137137312" calcext:value-type="float">
            <text:p>16.2791371373</text:p>
          </table:table-cell>
          <table:table-cell office:value-type="float" office:value="138.871036416279" calcext:value-type="float">
            <text:p>138.8710364163</text:p>
          </table:table-cell>
          <table:table-cell office:value-type="float" office:value="10.9176333490303" calcext:value-type="float">
            <text:p>10.917633349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45.469230782549" calcext:value-type="float">
            <text:p>145.4692307825</text:p>
          </table:table-cell>
          <table:table-cell office:value-type="float" office:value="7.36361542477659" calcext:value-type="float">
            <text:p>7.3636154248</text:p>
          </table:table-cell>
          <table:table-cell office:value-type="float" office:value="127.008164943166" calcext:value-type="float">
            <text:p>127.0081649432</text:p>
          </table:table-cell>
          <table:table-cell office:value-type="float" office:value="6.8564524147439" calcext:value-type="float">
            <text:p>6.85645241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46.4406198388983" calcext:value-type="float">
            <text:p>46.4406198389</text:p>
          </table:table-cell>
          <table:table-cell office:value-type="float" office:value="42.9719031610561" calcext:value-type="float">
            <text:p>42.9719031611</text:p>
          </table:table-cell>
          <table:table-cell office:value-type="float" office:value="47.3951291463169" calcext:value-type="float">
            <text:p>47.3951291463</text:p>
          </table:table-cell>
          <table:table-cell office:value-type="float" office:value="43.5213558410751" calcext:value-type="float">
            <text:p>43.521355841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7.6594218840412" calcext:value-type="float">
            <text:p>57.659421884</text:p>
          </table:table-cell>
          <table:table-cell office:value-type="float" office:value="9.62307687291604" calcext:value-type="float">
            <text:p>9.6230768729</text:p>
          </table:table-cell>
          <table:table-cell office:value-type="float" office:value="55.409806118807" calcext:value-type="float">
            <text:p>55.4098061188</text:p>
          </table:table-cell>
          <table:table-cell office:value-type="float" office:value="9.63366500849794" calcext:value-type="float">
            <text:p>9.633665008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34.7786431513469" calcext:value-type="float">
            <text:p>34.7786431513</text:p>
          </table:table-cell>
          <table:table-cell office:value-type="float" office:value="2.69215536332017" calcext:value-type="float">
            <text:p>2.6921553633</text:p>
          </table:table-cell>
          <table:table-cell office:value-type="float" office:value="36.1706706651482" calcext:value-type="float">
            <text:p>36.1706706651</text:p>
          </table:table-cell>
          <table:table-cell office:value-type="float" office:value="2.83494757513981" calcext:value-type="float">
            <text:p>2.8349475751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64.0676211550806" calcext:value-type="float">
            <text:p>64.0676211551</text:p>
          </table:table-cell>
          <table:table-cell office:value-type="float" office:value="9.18032653303868" calcext:value-type="float">
            <text:p>9.180326533</text:p>
          </table:table-cell>
          <table:table-cell office:value-type="float" office:value="70.734425345127" calcext:value-type="float">
            <text:p>70.7344253451</text:p>
          </table:table-cell>
          <table:table-cell office:value-type="float" office:value="9.74889792653226" calcext:value-type="float">
            <text:p>9.7488979265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5.0274460003461" calcext:value-type="float">
            <text:p>45.0274460003</text:p>
          </table:table-cell>
          <table:table-cell office:value-type="float" office:value="6.76945406295305" calcext:value-type="float">
            <text:p>6.769454063</text:p>
          </table:table-cell>
          <table:table-cell office:value-type="float" office:value="46.7825911773536" calcext:value-type="float">
            <text:p>46.7825911774</text:p>
          </table:table-cell>
          <table:table-cell office:value-type="float" office:value="7.45376897386175" calcext:value-type="float">
            <text:p>7.4537689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0000-00-00</text:date>, <text:time style:data-style-name="N2" text:time-value="21:06:10.731987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11:39:24.952913160</meta:creation-date>
    <dc:date>2020-08-11T07:23:25.880751367</dc:date>
    <meta:editing-duration>PT1H52M55S</meta:editing-duration>
    <meta:editing-cycles>2</meta:editing-cycles>
    <meta:generator>LibreOffice/5.1.6.2$Linux_X86_64 LibreOffice_project/10m0$Build-2</meta:generator>
    <meta:document-statistic meta:table-count="1" meta:cell-count="65" meta:object-count="0"/>
  </office:meta>
</office:document-meta>
</file>